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035638023B944B47D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3.895cm" table:align="left"/>
    </style:style>
    <style:style style:name="Tabla1.A" style:family="table-column">
      <style:table-column-properties style:column-width="4.907cm"/>
    </style:style>
    <style:style style:name="Tabla1.B" style:family="table-column">
      <style:table-column-properties style:column-width="4.281cm"/>
    </style:style>
    <style:style style:name="Tabla1.C" style:family="table-column">
      <style:table-column-properties style:column-width="4.016cm"/>
    </style:style>
    <style:style style:name="Tabla1.D" style:family="table-column">
      <style:table-column-properties style:column-width="3.392cm"/>
    </style:style>
    <style:style style:name="Tabla1.E" style:family="table-column">
      <style:table-column-properties style:column-width="3.704cm"/>
    </style:style>
    <style:style style:name="Tabla1.F" style:family="table-column">
      <style:table-column-properties style:column-width="3.595cm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F2" style:family="table-cell">
      <style:table-cell-properties fo:padding="0.097cm" fo:border-left="0.05pt solid #000000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weight="bold" officeooo:rsid="0001ff43" officeooo:paragraph-rsid="002120a2" style:font-weight-asian="bold" style:font-weight-complex="bold"/>
    </style:style>
    <style:style style:name="P3" style:family="paragraph" style:parent-style-name="Standard">
      <style:text-properties style:font-name="Liberation Sans1" officeooo:paragraph-rsid="002120a2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1" fo:font-weight="normal" officeooo:rsid="000f04a4" officeooo:paragraph-rsid="002120a2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officeooo:rsid="002d4af9" officeooo:paragraph-rsid="002120a2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officeooo:paragraph-rsid="002120a2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officeooo:rsid="0019c33d" officeooo:paragraph-rsid="002120a2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officeooo:rsid="0019c33d" officeooo:paragraph-rsid="002120a2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weight="bold" officeooo:rsid="002120a2" officeooo:paragraph-rsid="002120a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officeooo:paragraph-rsid="002120a2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1" officeooo:rsid="002878fa" officeooo:paragraph-rsid="002878fa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officeooo:rsid="0028d7e2" officeooo:paragraph-rsid="0028d7e2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1" officeooo:rsid="002955f5" officeooo:paragraph-rsid="002955f5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officeooo:rsid="002955f5" officeooo:paragraph-rsid="002955f5"/>
    </style:style>
    <style:style style:name="T1" style:family="text">
      <style:text-properties officeooo:rsid="0028d7e2"/>
    </style:style>
    <style:style style:name="T2" style:family="text">
      <style:text-properties officeooo:rsid="002955f5"/>
    </style:style>
    <style:style style:name="T3" style:family="text">
      <style:text-properties officeooo:rsid="002a75bb"/>
    </style:style>
    <style:style style:name="T4" style:family="text">
      <style:text-properties officeooo:rsid="002bb4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x="0.409cm" svg:y="-1.413cm" svg:width="23.012cm" svg:height="1.432cm" draw:z-index="0"><draw:image xlink:href="Pictures/100002010000035200000035638023B944B47DCE.png" xlink:type="simple" xlink:show="embed" xlink:actuate="onLoad" loext:mime-type="image/png"/></draw:frame></text:p>
      <text:p text:style-name="P2">Planificación del POA Interno 2020</text:p>
      <text:p text:style-name="P2">Equipo de Prensa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9">Actividad </text:p>
          </table:table-cell>
          <table:table-cell table:style-name="Tabla1.A1" office:value-type="string">
            <text:p text:style-name="P9">Objetivo de la Actividad </text:p>
          </table:table-cell>
          <table:table-cell table:style-name="Tabla1.A1" office:value-type="string">
            <text:p text:style-name="P9">Tarea</text:p>
          </table:table-cell>
          <table:table-cell table:style-name="Tabla1.A1" office:value-type="string">
            <text:p text:style-name="P9">Responsable </text:p>
          </table:table-cell>
          <table:table-cell table:style-name="Tabla1.A1" office:value-type="string">
            <text:p text:style-name="P9">Fecha </text:p>
          </table:table-cell>
          <table:table-cell table:style-name="Tabla1.F1" office:value-type="string">
            <text:p text:style-name="P9">Observaciones </text:p>
          </table:table-cell>
        </table:table-row>
        <table:table-row>
          <table:table-cell table:style-name="Tabla1.A2" office:value-type="string">
            <text:p text:style-name="P11">Metodología de trabajo en equipo</text:p>
          </table:table-cell>
          <table:table-cell table:style-name="Tabla1.A2" office:value-type="string">
            <text:p text:style-name="P11">Se pretende aportar sugerencias de desarrollo para mejorar el desempeño del Equipo de Prensa. <text:s/></text:p>
          </table:table-cell>
          <table:table-cell table:style-name="Tabla1.A2" office:value-type="string">
            <text:p text:style-name="P8"><text:span text:style-name="T2">Realizar un </text:span>método <text:span text:style-name="T2">estandarizado </text:span>de trabajo para <text:span text:style-name="T2">el abordaje de</text:span> actividad<text:span text:style-name="T2">es, </text:span>con una agenda <text:span text:style-name="T2">en lo posible lo suficientemente </text:span>clara, <text:span text:style-name="T2">teniendo </text:span>un ritmo definido, con espacios para el debate y espacios para la síntesis.</text:p>
          </table:table-cell>
          <table:table-cell table:style-name="Tabla1.A2" office:value-type="string">
            <text:p text:style-name="P12">Todo el equipo</text:p>
          </table:table-cell>
          <table:table-cell table:style-name="Tabla1.A2" office:value-type="string">
            <text:p text:style-name="P14">02-<text:span text:style-name="T4">Marzo</text:span>-2020</text:p>
          </table:table-cell>
          <table:table-cell table:style-name="Tabla1.F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1">Metodología de desarrollo para la generación de contenidos, <text:span text:style-name="T3">actividades y talleres.</text:span></text:p>
          </table:table-cell>
          <table:table-cell table:style-name="Tabla1.A2" office:value-type="string">
            <text:p text:style-name="P13">Elemento de <text:s/>investigación para la elaboración de contenidos que puedan ser publicados en la Revista CLIC.</text:p>
          </table:table-cell>
          <table:table-cell table:style-name="Tabla1.A2" office:value-type="string">
            <text:p text:style-name="P13">Crear una metodología que cuente con las diferentes áreas que integran el Equipo de Prensa, como por ejemplo el Diseño Gráfico, Redes Sociales, Contenido Escrito, Fotografía, Elaboración de Vídeos y Desarrollo <text:soft-page-break/>Informático.</text:p>
          </table:table-cell>
          <table:table-cell table:style-name="Tabla1.A2" office:value-type="string">
            <text:p text:style-name="P14">Todo el equipo</text:p>
          </table:table-cell>
          <table:table-cell table:style-name="Tabla1.A2" office:value-type="string">
            <text:p text:style-name="P14">Por definir</text:p>
          </table:table-cell>
          <table:table-cell table:style-name="Tabla1.F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0"><text:span text:style-name="T1">T</text:span>aller de inducción <text:span text:style-name="T1">sobre elaboración</text:span> y presenta<text:span text:style-name="T1">ción de</text:span> artículos para la <text:span text:style-name="T1">R</text:span>evista CLIC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3">Asistencia al taller, generado por el equipo de Gestión Editorial.</text:p>
          </table:table-cell>
          <table:table-cell table:style-name="Tabla1.A2" office:value-type="string">
            <text:p text:style-name="P14">Todo el equipo</text:p>
          </table:table-cell>
          <table:table-cell table:style-name="Tabla1.A2" office:value-type="string">
            <text:p text:style-name="P14">Por confirmar</text:p>
          </table:table-cell>
          <table:table-cell table:style-name="Tabla1.F2" office:value-type="string">
            <text:p text:style-name="P5"/>
          </table:table-cell>
        </table:table-row>
        <table:table-row>
          <table:table-cell table:style-name="Tabla1.A5" office:value-type="string">
            <text:p text:style-name="P6"/>
          </table:table-cell>
          <table:table-cell table:style-name="Tabla1.A5" office:value-type="string">
            <text:p text:style-name="P7"/>
          </table:table-cell>
          <table:table-cell table:style-name="Tabla1.A5" office:value-type="string">
            <text:p text:style-name="P7"/>
          </table:table-cell>
          <table:table-cell table:style-name="Tabla1.A5" office:value-type="string">
            <text:p text:style-name="P7"/>
          </table:table-cell>
          <table:table-cell table:style-name="Tabla1.A5" office:value-type="string">
            <text:p text:style-name="P6"/>
          </table:table-cell>
          <table:table-cell table:style-name="Tabla1.F5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0:30:44.371729713</meta:creation-date>
    <meta:generator>LibreOffice/6.1.5.2$Linux_X86_64 LibreOffice_project/10$Build-2</meta:generator>
    <dc:date>2020-01-23T13:48:51.117861309</dc:date>
    <meta:editing-duration>PT3H54M52S</meta:editing-duration>
    <meta:editing-cycles>14</meta:editing-cycles>
    <meta:document-statistic meta:table-count="1" meta:image-count="1" meta:object-count="0" meta:page-count="2" meta:paragraph-count="22" meta:word-count="166" meta:character-count="1107" meta:non-whitespace-character-count="955"/>
  </office:meta>
</office:document-meta>
</file>